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Lightgray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75pt" style:font-size-asian="175pt" style:font-size-complex="175pt"/>
    </style:style>
    <style:style style:name="P2" style:family="paragraph">
      <style:paragraph-properties fo:text-align="center"/>
      <style:text-properties fo:color="#000000" style:font-name="Open Sans Condensed" fo:font-size="175pt" style:font-size-asian="175pt" style:font-size-complex="175pt"/>
    </style:style>
    <style:style style:name="T1" style:family="text">
      <style:text-properties fo:color="#000000" style:font-name="Open Sans Condensed" fo:font-size="175pt" style:font-size-asian="175pt" style:font-size-complex="17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f(x)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ightgray" draw:style="linear" draw:start-color="#ffffff" draw:end-color="#c0c0c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6-19T14:10:20.967000000</dc:date>
    <meta:editing-duration>PT1M19S</meta:editing-duration>
    <meta:editing-cycles>16</meta:editing-cycles>
    <meta:generator>LibreOffice/4.2.4.2$Windows_x86 LibreOffice_project/63150712c6d317d27ce2db16eb94c2f3d7b699f8</meta:generator>
    <meta:document-statistic meta:object-count="1"/>
  </office:meta>
</office:document-meta>
</file>